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016946" officeooo:paragraph-rsid="00016946" style:font-size-asian="32pt" style:font-size-complex="32pt"/>
    </style:style>
    <style:style style:name="P2" style:family="paragraph" style:parent-style-name="Standard">
      <style:text-properties fo:font-size="12pt" officeooo:rsid="00016946" officeooo:paragraph-rsid="00016946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LIN NIMI TULEE TÄHÄN</text:p>
      <text:p text:style-name="P2">HUOM! Pelin suunnitelma mahdollisesti muuttuu paljon</text:p>
      <text:p text:style-name="P2"/>
      <text:p text:style-name="P2">Genre</text:p>
      <text:p text:style-name="P2">Perinteinen 2D tappelu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1T12:02:58.062324640</meta:creation-date>
    <dc:date>2022-04-11T12:09:18.870498878</dc:date>
    <meta:editing-duration>PT6M23S</meta:editing-duration>
    <meta:editing-cycles>1</meta:editing-cycles>
    <meta:document-statistic meta:table-count="0" meta:image-count="0" meta:object-count="0" meta:page-count="1" meta:paragraph-count="4" meta:word-count="14" meta:character-count="101" meta:non-whitespace-character-count="91"/>
    <meta:generator>LibreOffice/7.2.6.2$Linux_X86_64 LibreOffice_project/20$Build-2</meta:generator>
  </office:meta>
</office:document-meta>
</file>